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5.498cm" fo:min-width="16.01cm"/>
    </style:style>
    <style:style style:name="gr2" style:family="graphic" style:parent-style-name="standard">
      <style:graphic-properties draw:textarea-horizontal-align="justify" draw:textarea-vertical-align="top" draw:auto-grow-height="false" fo:min-height="18.546cm" fo:min-width="9.025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top" draw:auto-grow-height="false" fo:min-height="9.402cm" fo:min-width="13.978cm"/>
    </style:style>
    <style:style style:name="gr5" style:family="graphic" style:parent-style-name="standard">
      <style:graphic-properties draw:textarea-horizontal-align="justify" draw:textarea-vertical-align="top" draw:auto-grow-height="false" fo:min-height="5.465cm" fo:min-width="13.978cm"/>
    </style:style>
    <style:style style:name="gr6" style:family="graphic" style:parent-style-name="standard">
      <style:graphic-properties draw:textarea-horizontal-align="justify" draw:textarea-vertical-align="top" draw:auto-grow-height="false" fo:min-height="5.211cm" fo:min-width="8.517cm"/>
    </style:style>
    <style:style style:name="gr7" style:family="graphic" style:parent-style-name="standard">
      <style:graphic-properties draw:textarea-horizontal-align="justify" draw:textarea-vertical-align="top" draw:auto-grow-height="false" fo:min-height="7.751cm" fo:min-width="13.978cm"/>
    </style:style>
    <style:style style:name="P1" style:family="paragraph">
      <style:paragraph-properties fo:text-align="start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6.51cm" svg:height="15.748cm" svg:x="28.94cm" svg:y="14.716cm">
          <text:p text:style-name="P1"><text:span text:style-name="T1">Class MainForm</text:span></text:p>
          <text:p text:style-name="P1"><text:span text:style-name="T1"/></text:p>
          <text:p text:style-name="P1"><text:span text:style-name="T1">- private Player player;</text:span></text:p>
          <text:p text:style-name="P1"><text:span text:style-name="T1">- private DateTime gameTime;</text:span></text:p>
          <text:p text:style-name="P1"><text:span text:style-name="T1">- private MouseEventArgs mousePos;</text:span></text:p>
          <text:p text:style-name="P1"><text:span text:style-name="T1">- private List&lt;GameLocation&gt; gameLocations;</text:span></text:p>
          <text:p text:style-name="P1"><text:span text:style-name="T1">- private GameLocation currentGameLocation;</text:span></text:p>
          <text:p text:style-name="P1"><text:span text:style-name="T1"/></text:p>
          <text:p text:style-name="P1"><text:span text:style-name="T1">- public MainForm();</text:span></text:p>
          <text:p text:style-name="P1"><text:span text:style-name="T1">- private List&lt;GameLocation&gt; GenerateLocations();</text:span></text:p>
          <text:p text:style-name="P1"><text:span text:style-name="T1">- private void MainForm_Load ();</text:span></text:p>
          <text:p text:style-name="P1"><text:span text:style-name="T1">- private void ShowPlayerCharacteristics ();</text:span></text:p>
          <text:p text:style-name="P1"><text:span text:style-name="T1">- private void ShowGameTime ();</text:span></text:p>
          <text:p text:style-name="P1"><text:span text:style-name="T1">- private void pnlLocation_Click (object, EventArgs);</text:span></text:p>
          <text:p text:style-name="P1"><text:span text:style-name="T1">- private void pnlLocation_MouseMove (object, </text:span></text:p>
          <text:p text:style-name="P1"><text:span text:style-name="T1">MouseEventArgs);</text:span></text:p>
          <text:p text:style-name="P1"><text:span text:style-name="T1"/></text:p>
          <text:p text:style-name="P1"><text:span text:style-name="T2"/></text:p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9.525cm" svg:height="18.796cm" svg:x="50.403cm" svg:y="15.097cm">
          <text:p text:style-name="P1">Class Player</text:p>
          <text:p text:style-name="P1"/>
          <text:p text:style-name="P1">- private</text:p>
          <text:p>- private string _name;</text:p>
          <text:p>- private int _satiety;</text:p>
          <text:p>- private int _cheerfulness;</text:p>
          <text:p>- private int _hygiene;</text:p>
          <text:p>- private int _intelligence;</text:p>
          <text:p>- private int _mood;</text:p>
          <text:p>- private int _money;</text:p>
          <text:p/>
          <text:p>- public string Name;</text:p>
          <text:p>- public int Satiety;</text:p>
          <text:p>- public int Cheerfulness;</text:p>
          <text:p>- public int Hygiene;</text:p>
          <text:p>- public int Intelligence;</text:p>
          <text:p>- public int Mood;</text:p>
          <text:p>- public int Money;</text:p>
          <text:p/>
          <text:p>- public Player();</text:p>
          <text:p>- private CheckVal (int );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50.403cm" svg:y1="24.495cm" svg:x2="45.45cm" svg:y2="22.59cm">
          <text:p/>
        </draw:line>
        <draw:custom-shape draw:style-name="gr4" draw:text-style-name="P1" draw:layer="layout" svg:width="14.478cm" svg:height="9.652cm" svg:x="30.845cm" svg:y="32.623cm">
          <text:p text:style-name="P1"><text:span text:style-name="T1">Class GameLocation</text:span></text:p>
          <text:p text:style-name="P1"><text:span text:style-name="T1"/></text:p>
          <text:p text:style-name="P1"><text:span text:style-name="T1">- public string Name;</text:span></text:p>
          <text:p text:style-name="P1"><text:span text:style-name="T3">- public List&lt;InteractionItem&gt; i</text:span><text:span text:style-name="T1">nteractionItems;</text:span></text:p>
          <text:p text:style-name="P1"><text:span text:style-name="T1"/></text:p>
          <text:p text:style-name="P1"><text:span text:style-name="T1">- public GameLocation (string, </text:span></text:p>
          <text:p text:style-name="P1"><text:span text:style-name="T3">List&lt;InteractionItem</text:span><text:span text:style-name="T1">&gt;);</text:span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14.478cm" svg:height="5.715cm" svg:x="50.403cm" svg:y="44.434cm">
          <text:p text:style-name="P1"><text:span text:style-name="T1">Class Interaction</text:span></text:p>
          <text:p text:style-name="P1"><text:span text:style-name="T1"/></text:p>
          <text:p text:style-name="P1"><text:span text:style-name="T1">- public List&lt;string&gt; text;</text:span></text:p>
          <text:p text:style-name="P1"><text:span text:style-name="T1">- public List&lt;Impact&gt; impact;</text:span></text:p>
          <text:p text:style-name="P1"><text:span text:style-name="T1"/></text:p>
          <text:p text:style-name="P1"><text:span text:style-name="T1">- public Interaction (string, List&lt;Impact&gt;)</text:span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9.017cm" svg:height="5.461cm" svg:x="68.564cm" svg:y="44.307cm">
          <text:p text:style-name="P1"><text:span text:style-name="T1">Struct Impact</text:span></text:p>
          <text:p text:style-name="P1"><text:span text:style-name="T1"/></text:p>
          <text:p text:style-name="P1"><text:span text:style-name="T1">- public int charcteristic;</text:span></text:p>
          <text:p text:style-name="P1"><text:span text:style-name="T1">- public int value;</text:span></text:p>
          <text:p text:style-name="P1"><text:span text:style-name="T1"/></text:p>
          <text:p text:style-name="P1"><text:span text:style-name="T1">- public Impact (int, int); </text:span></text:p>
          <text:p text:style-name="P1"><text:span text:style-name="T1"/></text:p>
          <text:p text:style-name="P1"><text:span text:style-name="T2"/></text:p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14.478cm" svg:height="8.001cm" svg:x="50.403cm" svg:y="35.163cm">
          <text:p text:style-name="P1"><text:span text:style-name="T1">Class InteractionItem</text:span></text:p>
          <text:p text:style-name="P1"><text:span text:style-name="T1"/></text:p>
          <text:p text:style-name="P1"><text:span text:style-name="T1">- public Position posUpperLeft;</text:span></text:p>
          <text:p text:style-name="P1"><text:span text:style-name="T1">- public Position posBottomRight;</text:span></text:p>
          <text:p text:style-name="P1"><text:span text:style-name="T1">- public List&lt;Interaction&gt; interactions;</text:span></text:p>
          <text:p text:style-name="P1"><text:span text:style-name="T1"/></text:p>
          <text:p text:style-name="P1"><text:span text:style-name="T1">- public InteractionItem (int, int, int, int, </text:span></text:p>
          <text:p text:style-name="P1"><text:span text:style-name="T1">List&lt;Interaction&gt;);</text:span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9.017cm" svg:height="5.461cm" svg:x="68.564cm" svg:y="35.417cm">
          <text:p text:style-name="P1"><text:span text:style-name="T1">Struct Position</text:span></text:p>
          <text:p text:style-name="P1"><text:span text:style-name="T1"/></text:p>
          <text:p text:style-name="P1"><text:span text:style-name="T1">- public int X;</text:span></text:p>
          <text:p text:style-name="P1"><text:span text:style-name="T1">- public int Y;</text:span></text:p>
          <text:p text:style-name="P1"><text:span text:style-name="T1"/></text:p>
          <text:p text:style-name="P1"><text:span text:style-name="T1">- public Position (int, int); </text:span></text:p>
          <text:p text:style-name="P1"><text:span text:style-name="T1"/></text:p>
          <text:p text:style-name="P1"><text:span text:style-name="T2"/></text:p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50.53cm" svg:y1="39.608cm" svg:x2="45.323cm" svg:y2="39.735cm">
          <text:p/>
        </draw:line>
        <draw:line draw:style-name="gr3" draw:text-style-name="P2" draw:layer="layout" svg:x1="68.564cm" svg:y1="38.211cm" svg:x2="64.881cm" svg:y2="39.227cm">
          <text:p/>
        </draw:line>
        <draw:line draw:style-name="gr3" draw:text-style-name="P2" draw:layer="layout" svg:x1="68.564cm" svg:y1="46.974cm" svg:x2="64.881cm" svg:y2="47.228cm">
          <text:p/>
        </draw:line>
        <draw:line draw:style-name="gr3" draw:text-style-name="P2" draw:layer="layout" svg:x1="57.642cm" svg:y1="44.434cm" svg:x2="57.642cm" svg:y2="43.037cm">
          <text:p/>
        </draw:line>
        <draw:line draw:style-name="gr3" draw:text-style-name="P2" draw:layer="layout" svg:x1="38.084cm" svg:y1="32.623cm" svg:x2="38.211cm" svg:y2="30.4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7T13:55:29.091000000</meta:creation-date>
    <dc:date>2021-02-07T20:30:02.508000000</dc:date>
    <meta:editing-duration>PT59M17S</meta:editing-duration>
    <meta:editing-cycles>1</meta:editing-cycles>
    <meta:document-statistic meta:object-count="13"/>
    <meta:generator>Neat_Office/6.2.8.2$Windows_x86 LibreOffice_project/</meta:generator>
  </office:meta>
</office:document-meta>
</file>